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8000004058FE2A4617126BD35.png" manifest:media-type="image/png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0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1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2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1c962f"/>
    </style:style>
    <style:style style:name="P56" style:family="paragraph" style:parent-style-name="Standard">
      <style:paragraph-properties fo:text-align="justify" style:justify-single-word="false"/>
      <style:text-properties officeooo:paragraph-rsid="001d1e3d"/>
    </style:style>
    <style:style style:name="P57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1" style:family="paragraph" style:parent-style-name="Heading_20_1">
      <style:paragraph-properties fo:break-before="page"/>
      <style:text-properties officeooo:rsid="0019a71e" officeooo:paragraph-rsid="0019a71e"/>
    </style:style>
    <style:style style:name="P62" style:family="paragraph" style:parent-style-name="Heading_20_1">
      <style:paragraph-properties fo:break-before="page"/>
      <style:text-properties officeooo:rsid="001c627e" officeooo:paragraph-rsid="001c627e"/>
    </style:style>
    <style:style style:name="P63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4" style:family="paragraph" style:parent-style-name="Text_20_body" style:list-style-name="L2">
      <style:text-properties officeooo:paragraph-rsid="0019a71e"/>
    </style:style>
    <style:style style:name="P65" style:family="paragraph" style:parent-style-name="Text_20_body" style:list-style-name="L4"/>
    <style:style style:name="P6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6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6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6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9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9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99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381e0" style:font-weight-asian="normal" style:font-weight-complex="normal"/>
    </style:style>
    <style:style style:name="T16" style:family="text">
      <style:text-properties fo:font-weight="normal" officeooo:rsid="004c8957" style:font-weight-asian="normal" style:font-weight-complex="normal"/>
    </style:style>
    <style:style style:name="T17" style:family="text">
      <style:text-properties fo:font-weight="normal" officeooo:rsid="005ad379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6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97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00" style:family="text">
      <style:text-properties officeooo:rsid="006701e2"/>
    </style:style>
    <style:style style:name="T101" style:family="text">
      <style:text-properties style:font-name="Arial" style:font-size-asian="11pt" style:font-size-complex="11pt"/>
    </style:style>
    <style:style style:name="T102" style:family="text">
      <style:text-properties style:font-name="Arial" fo:font-size="11pt" style:font-size-asian="11pt" style:font-size-complex="11pt"/>
    </style:style>
    <style:style style:name="T103" style:family="text">
      <style:text-properties style:font-name="Arial" fo:font-size="11pt" officeooo:rsid="006b1b04" style:font-size-asian="11pt" style:font-size-complex="11pt"/>
    </style:style>
    <style:style style:name="T104" style:family="text">
      <style:text-properties style:font-name="Arial" fo:font-size="11pt" officeooo:rsid="001f209d" style:font-size-asian="11pt" style:font-size-complex="11pt"/>
    </style:style>
    <style:style style:name="T105" style:family="text">
      <style:text-properties style:font-name="Arial" fo:font-size="11pt" officeooo:rsid="00561a72" style:font-size-asian="11pt" style:font-size-complex="11pt"/>
    </style:style>
    <style:style style:name="T10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7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08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9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10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11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14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15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16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17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18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19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28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29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30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2" style:family="text">
      <style:text-properties officeooo:rsid="0022c4c0"/>
    </style:style>
    <style:style style:name="T133" style:family="text">
      <style:text-properties officeooo:rsid="00670ac7"/>
    </style:style>
    <style:style style:name="T134" style:family="text">
      <style:text-properties officeooo:rsid="0045e021"/>
    </style:style>
    <style:style style:name="T135" style:family="text">
      <style:text-properties officeooo:rsid="0031e3a8"/>
    </style:style>
    <style:style style:name="T136" style:family="text">
      <style:text-properties officeooo:rsid="00309efa"/>
    </style:style>
    <style:style style:name="T137" style:family="text">
      <style:text-properties officeooo:rsid="0034afb7"/>
    </style:style>
    <style:style style:name="T138" style:family="text">
      <style:text-properties officeooo:rsid="00543011"/>
    </style:style>
    <style:style style:name="T139" style:family="text">
      <style:text-properties officeooo:rsid="003334da"/>
    </style:style>
    <style:style style:name="T140" style:family="text">
      <style:text-properties officeooo:rsid="00309d2f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2d35f5" style:font-style-asian="normal" style:font-style-complex="normal"/>
    </style:style>
    <style:style style:name="T143" style:family="text">
      <style:text-properties fo:font-style="normal" officeooo:rsid="0031e3a8" style:font-style-asian="normal" style:font-style-complex="normal"/>
    </style:style>
    <style:style style:name="T144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officeooo:rsid="004c8957" style:font-style-asian="normal" style:font-style-complex="normal"/>
    </style:style>
    <style:style style:name="T163" style:family="text">
      <style:text-properties fo:font-style="normal" style:text-underline-style="none" officeooo:rsid="0060ee3e" style:font-style-asian="normal" style:font-style-complex="normal"/>
    </style:style>
    <style:style style:name="T164" style:family="text">
      <style:text-properties fo:font-style="normal" style:text-underline-style="none" officeooo:rsid="00561a72" style:font-style-asian="normal" style:font-style-complex="normal"/>
    </style:style>
    <style:style style:name="T165" style:family="text">
      <style:text-properties fo:font-style="normal" style:text-underline-style="none" officeooo:rsid="006185a5" style:font-style-asian="normal" style:font-style-complex="normal"/>
    </style:style>
    <style:style style:name="T166" style:family="text">
      <style:text-properties fo:font-style="normal" style:text-underline-style="none" officeooo:rsid="005ad379" style:font-style-asian="normal" style:font-style-complex="normal"/>
    </style:style>
    <style:style style:name="T167" style:family="text">
      <style:text-properties fo:font-style="normal" style:text-underline-style="none" officeooo:rsid="00617e12" style:font-style-asian="normal" style:font-style-complex="normal"/>
    </style:style>
    <style:style style:name="T168" style:family="text">
      <style:text-properties fo:font-style="normal" style:text-underline-style="none" officeooo:rsid="004af26d" style:font-style-asian="normal" style:font-style-complex="normal"/>
    </style:style>
    <style:style style:name="T169" style:family="text">
      <style:text-properties fo:font-style="normal" style:text-underline-style="none" officeooo:rsid="00571a04" style:font-style-asian="normal" style:font-style-complex="normal"/>
    </style:style>
    <style:style style:name="T170" style:family="text">
      <style:text-properties fo:font-style="normal" style:text-underline-style="none" officeooo:rsid="006381e0" style:font-style-asian="normal" style:font-style-complex="normal"/>
    </style:style>
    <style:style style:name="T171" style:family="text">
      <style:text-properties fo:font-style="normal" style:text-underline-style="none" officeooo:rsid="001f209d" style:font-style-asian="normal" style:font-style-complex="normal"/>
    </style:style>
    <style:style style:name="T1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90" style:family="text">
      <style:text-properties officeooo:rsid="0044958b"/>
    </style:style>
    <style:style style:name="T191" style:family="text">
      <style:text-properties officeooo:rsid="004eb924"/>
    </style:style>
    <style:style style:name="T192" style:family="text">
      <style:text-properties officeooo:rsid="00561a72"/>
    </style:style>
    <style:style style:name="T193" style:family="text">
      <style:text-properties officeooo:rsid="005ad379"/>
    </style:style>
    <style:style style:name="T194" style:family="text">
      <style:text-properties officeooo:rsid="004c8957"/>
    </style:style>
    <style:style style:name="T195" style:family="text">
      <style:text-properties officeooo:rsid="0070cdf2"/>
    </style:style>
    <style:style style:name="T196" style:family="text">
      <style:text-properties officeooo:rsid="006d73fb"/>
    </style:style>
    <style:style style:name="T197" style:family="text">
      <style:text-properties officeooo:rsid="005e514a"/>
    </style:style>
    <style:style style:name="T198" style:family="text">
      <style:text-properties officeooo:rsid="001e7e25"/>
    </style:style>
    <style:style style:name="T199" style:family="text">
      <style:text-properties officeooo:rsid="001f2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pottyThings</text:p>
      <text:p text:style-name="P10">Documento di progetto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9">Indice</text:p>
          </text:index-title>
          <text:p text:style-name="P58"><text:a xlink:type="simple" xlink:href="#__RefHeading___Toc211_1698590011" text:style-name="Index_20_Link" text:visited-style-name="Index_20_Link">Scopo del documento<text:tab/>3</text:a></text:p>
          <text:p text:style-name="P58"><text:a xlink:type="simple" xlink:href="#__RefHeading___Toc2772_1698590011" text:style-name="Index_20_Link" text:visited-style-name="Index_20_Link">Obiettivi del progetto<text:tab/>4</text:a></text:p>
          <text:p text:style-name="P58"><text:a xlink:type="simple" xlink:href="#__RefHeading___Toc2774_1698590011" text:style-name="Index_20_Link" text:visited-style-name="Index_20_Link">Requisiti funzionali.<text:tab/>5</text:a></text:p>
          <text:p text:style-name="P58"><text:a xlink:type="simple" xlink:href="#__RefHeading___Toc1565_2422348604" text:style-name="Index_20_Link" text:visited-style-name="Index_20_Link">Requisiti non funzionali<text:tab/>8</text:a></text:p>
          <text:p text:style-name="P58"><text:a xlink:type="simple" xlink:href="#__RefHeading___Toc1567_2422348604" text:style-name="Index_20_Link" text:visited-style-name="Index_20_Link">Front-End<text:tab/>11</text:a></text:p>
          <text:p text:style-name="P58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1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SpottyThings. L’obiettivo del documento è quello di definire i seguenti punti:</text:p>
      <text:list xml:id="list1983866842" text:style-name="L1">
        <text:list-item>
          <text:p text:style-name="P63">Obiettivi del progetto.</text:p>
        </text:list-item>
        <text:list-item>
          <text:p text:style-name="P63">Requisiti funzionali.</text:p>
        </text:list-item>
        <text:list-item>
          <text:p text:style-name="P63">Requisiti non funzionali.</text:p>
        </text:list-item>
        <text:list-item>
          <text:p text:style-name="P63">Requisiti di Front-End.</text:p>
        </text:list-item>
        <text:list-item>
          <text:p text:style-name="P63">Requisiti di Back-End.</text:p>
        </text:list-item>
      </text:list>
      <text:p text:style-name="P13"/>
      <text:h text:style-name="P60" text:outline-level="1"/>
      <text:h text:style-name="P61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2">SpottyThings</text:span> ha come obiettivo la realizzazione di un’applicazione Web compatibile con più dispositivi che permetta ai vari utenti di affittare, comprare o scambi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1648531979" text:style-name="L2">
        <text:list-item>
          <text:p text:style-name="P64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4"><text:bookmark-start text:name="o2"/>a tutti gli utenti di navigare sul sito e visualizzare i prodotti disponibili (e le loro informazioni) filtrandoli in base alle proprie necessità e a vari criteri, salvando quelli di maggior interesse;<text:bookmark-end text:name="o2"/></text:p>
        </text:list-item>
        <text:list-item>
          <text:p text:style-name="P64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4"><text:bookmark-start text:name="o4"/>agli utenti registrati di postare annunci sui prodotti che si vogliono offrire in una o più delle diverse modalità permesse (scambio di oggetti, affitto di oggetti e vendita di oggetti);<text:bookmark-end text:name="o4"/></text:p>
        </text:list-item>
        <text:list-item>
          <text:p text:style-name="P64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4"><text:bookmark-start text:name="o6"/><text:span text:style-name="T18">d</text:span>i garantire che le transazioni avvengano correttamente tutelando sia il venditore che il compratore e intervenire nel caso di problematiche.<text:bookmark-end text:name="o6"/></text:p>
        </text:list-item>
      </text:list>
      <text:p text:style-name="P11"/>
      <text:h text:style-name="P61" text:outline-level="1"><text:bookmark-start text:name="__RefHeading___Toc2774_1698590011"/>Requisiti funzionali.<text:bookmark-end text:name="__RefHeading___Toc2774_1698590011"/></text:h>
      <text:p text:style-name="P15"/>
      <text:p text:style-name="P52">Nel seguente paragrafo vengono riportat<text:span text:style-name="T100">i</text:span> i requisiti funzionali del sistema, divisi in base al preciso obiettivo che soddisfano.</text:p>
      <text:p text:style-name="P53"/>
      <text:p text:style-name="P66">Il sistema deve:</text:p>
      <text:list xml:id="list374382964" text:style-name="L3">
        <text:list-header>
          <text:p text:style-name="P67"/>
        </text:list-header>
        <text:list-item>
          <text:p text:style-name="P82"><text:span text:style-name="T101">Relativamente all’</text:span><text:a xlink:type="simple" xlink:href="#o1" text:style-name="Internet_20_link" text:visited-style-name="Visited_20_Internet_20_Link"><text:span text:style-name="T131">obiettivo 1</text:span></text:a><text:span text:style-name="T101">:</text:span></text:p>
        </text:list-item>
      </text:list>
      <text:list xml:id="list3940283792" text:style-name="L4">
        <text:list-item>
          <text:list>
            <text:list-item>
              <text:p text:style-name="P83"><text:bookmark-start text:name="rf1"/><text:span text:style-name="T65">permettere ad un utente anonimo di registrarsi al sito, </text:span><text:span text:style-name="T66">inserendo</text:span><text:span text:style-name="T65">: </text:span><text:span text:style-name="T67">dati anagrafici, </text:span><text:span text:style-name="T68">ovvero</text:span><text:span text:style-name="T67"> nome, cognome, data di nascita </text:span><text:span text:style-name="T68">e</text:span><text:span text:style-name="T67"> indirizzo di residenza, </text:span><text:span text:style-name="T69">CAP, città, provincia</text:span><text:span text:style-name="T67">, </text:span><text:span text:style-name="T65">un username univoco, </text:span><text:span text:style-name="T69">una mail a cui associare l’account, un numero di telefono (facoltativamente)</text:span><text:span text:style-name="T65"> e creare una password </text:span><text:span text:style-name="T69">(conforme con il </text:span><text:a xlink:type="simple" xlink:href="#rnf1" text:style-name="Internet_20_link" text:visited-style-name="Visited_20_Internet_20_Link"><text:span text:style-name="T102">RNF </text:span></text:a><text:a xlink:type="simple" xlink:href="#rnf1" text:style-name="Internet_20_link" text:visited-style-name="Visited_20_Internet_20_Link"><text:span text:style-name="T70">1</text:span></text:a><text:span text:style-name="T69">);</text:span><text:bookmark-end text:name="rf1"/></text:p>
            </text:list-item>
            <text:list-item>
              <text:p text:style-name="P83"><text:bookmark-start text:name="rf2"/><text:span text:style-name="T69">p</text:span><text:span text:style-name="T77">ermettere, in fase di registrazione, di inserire </text:span><text:span text:style-name="T78">facoltativamente </text:span><text:span text:style-name="T77">uno o più metodi di pagamento </text:span><text:span text:style-name="T79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3">6</text:span></text:a><text:span text:style-name="T79">)</text:span><text:span text:style-name="T77"> per effettuare </text:span><text:span text:style-name="T80">o ricevere </text:span><text:span text:style-name="T77">pagamenti onlin</text:span><text:span text:style-name="T80">e</text:span><text:span text:style-name="T77">;</text:span><text:bookmark-end text:name="rf2"/></text:p>
            </text:list-item>
            <text:list-item>
              <text:p text:style-name="P93"><text:bookmark-start text:name="rf3"/><text:span text:style-name="T28">mettere a disposizione un meccanismo di certificazione per verificare l’identità dell’utente durante la registrazione</text:span><text:span text:style-name="T20">;</text:span><text:bookmark-end text:name="rf3"/></text:p>
            </text:list-item>
            <text:list-item>
              <text:p text:style-name="P83"><text:bookmark-start text:name="rf4"/><text:span text:style-name="T65">permettere di recuperare la password in caso venga dimenticata </text:span><text:span text:style-name="T69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4">2</text:span></text:a><text:span text:style-name="T69">)</text:span><text:span text:style-name="T65">;</text:span><text:bookmark-end text:name="rf4"/></text:p>
            </text:list-item>
            <text:list-item>
              <text:p text:style-name="P93"><text:bookmark-start text:name="rf5"/><text:span text:style-name="T28">permettere ad un utente già registrato di accedere </text:span><text:span text:style-name="T27">al</text:span><text:span text:style-name="T28"> sito </text:span><text:span text:style-name="T23">unicamente</text:span><text:span text:style-name="T28"> mediante il proprio username</text:span><text:span text:style-name="T23"> </text:span><text:span text:style-name="T28">e la propria password </text:span><text:span text:style-name="T29">e, se abilitata l’autenticazione a </text:span><text:span text:style-name="T30">due</text:span><text:span text:style-name="T29"> fattori, inserendo un codice inviato via SMS al numero specificato;</text:span><text:bookmark-end text:name="rf5"/></text:p>
            </text:list-item>
            <text:list-item>
              <text:p text:style-name="P83"><text:bookmark-start text:name="rf6"/><text:span text:style-name="T71">permettere di visualizzare e modificare il proprio profilo personale</text:span><text:span text:style-name="T72"> </text:span><text:span text:style-name="T73">(cambiando i dati specificati nel </text:span><text:a xlink:type="simple" xlink:href="#rf1" text:style-name="Internet_20_link" text:visited-style-name="Visited_20_Internet_20_Link">RF 1</text:a><text:span text:style-name="T73">, modificando i propri metodi di pagamento e aggiornando la password, con le modalità</text:span><text:span text:style-name="T69"> specificate nel </text:span><text:a xlink:type="simple" xlink:href="#rnf3" text:style-name="Internet_20_link" text:visited-style-name="Visited_20_Internet_20_Link"><text:span text:style-name="T102">RNF</text:span></text:a><text:a xlink:type="simple" xlink:href="#rnf3" text:style-name="Internet_20_link" text:visited-style-name="Visited_20_Internet_20_Link"><text:span text:style-name="T74"> 3</text:span></text:a><text:span text:style-name="T69">);</text:span><text:bookmark-end text:name="rf6"/></text:p>
            </text:list-item>
            <text:list-item>
              <text:p text:style-name="P68"><text:bookmark-start text:name="rf7"/>permette<text:span text:style-name="T132">re </text:span>di verificare lo stato degli oggetti postati (se sono attualmente in vendita <text:span text:style-name="T133">o </text:span>in affitto);<text:bookmark-end text:name="rf7"/></text:p>
            </text:list-item>
            <text:list-item>
              <text:p text:style-name="P69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6"><text:bookmark-start text:name="rf9"/><text:span text:style-name="T19">p</text:span><text:span text:style-name="T31">ermette</text:span><text:span text:style-name="T19">re </text:span><text:span text:style-name="T31">di visualizzare lo storico di tut</text:span><text:span text:style-name="T32">t</text:span><text:span text:style-name="T31">i i prodotti acquistati, </text:span><text:span text:style-name="T23">con le informazioni sul prezzo di vendita, data </text:span><text:span text:style-name="T26">dell’operazione </text:span><text:span text:style-name="T23">e profilo del venditore;</text:span><text:bookmark-end text:name="rf9"/></text:p>
            </text:list-item>
            <text:list-item>
              <text:p text:style-name="P112"><text:bookmark-start text:name="rf10"/><text:span text:style-name="T92">p</text:span><text:span text:style-name="T93">ermettere di visualizzare e modificare la “whish list” dei prodotti di maggior interesse (vedi </text:span><text:a xlink:type="simple" xlink:href="#rf20" text:style-name="Internet_20_link" text:visited-style-name="Visited_20_Internet_20_Link"><text:span text:style-name="T94">RF </text:span></text:a><text:a xlink:type="simple" xlink:href="#rf20" text:style-name="Internet_20_link" text:visited-style-name="Visited_20_Internet_20_Link"><text:span text:style-name="T95">20</text:span></text:a><text:span text:style-name="T93">);</text:span><text:bookmark-end text:name="rf10"/></text:p>
            </text:list-item>
            <text:list-item>
              <text:p text:style-name="P97"><text:bookmark-start text:name="rf11"/><text:span text:style-name="T33">p</text:span><text:span text:style-name="T19">ermettere di visualizzare le recensioni degli altri utenti (vedi </text:span><text:a xlink:type="simple" xlink:href="#rf29" text:style-name="Internet_20_link" text:visited-style-name="Visited_20_Internet_20_Link">RF 29</text:a><text:span text:style-name="T19">).</text:span></text:p>
              <text:p text:style-name="P70"><text:bookmark-end text:name="rf11"/></text:p>
            </text:list-item>
          </text:list>
        </text:list-item>
      </text:list>
      <text:list xml:id="list750488945" text:style-name="L5">
        <text:list-item>
          <text:p text:style-name="P84"><text:span text:style-name="T71">R</text:span><text:span text:style-name="T67">elativamente all’</text:span><text:a xlink:type="simple" xlink:href="#o2" text:style-name="Internet_20_link" text:visited-style-name="Visited_20_Internet_20_Link"><text:span text:style-name="T106">obiettivo 2</text:span></text:a><text:span text:style-name="T88">:</text:span></text:p>
        </text:list-item>
      </text:list>
      <text:list xml:id="list190839939055741" text:continue-list="list3940283792" text:style-name="L4">
        <text:list-item>
          <text:list>
            <text:list-item>
              <text:p text:style-name="P93"><text:bookmark-start text:name="rf12"/><text:span text:style-name="T20">permettere di visualizzare i prodotti disponibili sul sito </text:span><text:span text:style-name="T24">inizialmente in una forma di anteprima con solo una foto, il titolo dell’annuncio, la </text:span><text:span text:style-name="T34">categoria</text:span><text:span text:style-name="T24"> del prodotto, il prezzo, lo username del venditore </text:span><text:span text:style-name="T34">e tipologia di transazione</text:span><text:span text:style-name="T24">;</text:span><text:bookmark-end text:name="rf12"/></text:p>
            </text:list-item>
            <text:list-item>
              <text:p text:style-name="P93"><text:bookmark-start text:name="rf13"/><text:span text:style-name="T24">consentire di </text:span><text:span text:style-name="T35">filtrare</text:span><text:span text:style-name="T24"> </text:span><text:span text:style-name="T36">g</text:span><text:span text:style-name="T24">li annunci </text:span><text:span text:style-name="T35">mediante</text:span><text:span text:style-name="T20"> diversi parametri (</text:span><text:span text:style-name="T33">fascia temporale di pubblicazione dell’annuncio, vicinanza con il l</text:span><text:span text:style-name="T20">uogo geografico del venditore, </text:span><text:span text:style-name="T33">categoria</text:span><text:span text:style-name="T20"> </text:span><text:span text:style-name="T33">del prodotto</text:span><text:span text:style-name="T20">, modalità della transazione, </text:span><text:span text:style-name="T33">ranking del venditore, fascia di prezzo</text:span><text:span text:style-name="T20">);</text:span><text:bookmark-end text:name="rf13"/></text:p>
            </text:list-item>
            <text:list-item>
              <text:p text:style-name="P93"><text:bookmark-start text:name="rf14"/><text:span text:style-name="T20">p</text:span><text:span text:style-name="T37">ermettere di ordinare </text:span><text:span text:style-name="T35">gli</text:span><text:span text:style-name="T37"> annunci per valutazione del venditore, data </text:span><text:span text:style-name="T35">di pubblicazione </text:span><text:span text:style-name="T37">e prezzo;</text:span><text:bookmark-end text:name="rf14"/></text:p>
            </text:list-item>
            <text:list-item>
              <text:p text:style-name="P93"><text:bookmark-start text:name="rf15"/><text:soft-page-break/><text:span text:style-name="T24">consentire di </text:span><text:span text:style-name="T26">cercare</text:span><text:span text:style-name="T24"> gli annunci anche</text:span><text:span text:style-name="T20"> tramite barra di ricerca (permettendo di cercare un venditore specifico, </text:span><text:span text:style-name="T33">tramite username oppure Nome e Cognome,</text:span><text:span text:style-name="T20"> o uno specifico annuncio);</text:span><text:bookmark-end text:name="rf15"/></text:p>
            </text:list-item>
            <text:list-item>
              <text:p text:style-name="P93"><text:bookmark-start text:name="rf16"/><text:span text:style-name="T20">fornire per ogni </text:span><text:span text:style-name="T33">annuncio</text:span><text:span text:style-name="T20"> una scheda </text:span><text:span text:style-name="T35">prodotto</text:span><text:span text:style-name="T20"> con </text:span><text:span text:style-name="T33">il titolo dell’annuncio, </text:span><text:span text:style-name="T20">la descrizione </text:span><text:span text:style-name="T33">del prodotto, </text:span><text:span text:style-name="T38">le</text:span><text:span text:style-name="T33"> </text:span><text:span text:style-name="T38">sue </text:span><text:span text:style-name="T33">foto</text:span><text:span text:style-name="T20">, la tipologia di transazione </text:span><text:span text:style-name="T33">prevista, </text:span><text:span text:style-name="T39">la mappa con la posizione del venditore, </text:span><text:span text:style-name="T33">il prezzo e un link al profilo del venditore;</text:span><text:bookmark-end text:name="rf16"/></text:p>
            </text:list-item>
            <text:list-item>
              <text:p text:style-name="P68"><text:bookmark-start text:name="rf17"/>permettere di verificare per i prodotti in affitto le disponibilità temporali di tali prodotti <text:span text:style-name="T134">in un calendario</text:span>;<text:bookmark-end text:name="rf17"/></text:p>
            </text:list-item>
            <text:list-item>
              <text:p text:style-name="P71"><text:bookmark-start text:name="rf18"/>permette<text:span text:style-name="T135">re</text:span> di visualizzare una mappa <text:span text:style-name="T134">con </text:span>i prodotti nelle vicinanze della posizione <text:span text:style-name="T135">dell’utente</text:span>;<text:bookmark-end text:name="rf18"/></text:p>
            </text:list-item>
            <text:list-item>
              <text:p text:style-name="P93"><text:bookmark-start text:name="rf19"/><text:span text:style-name="T20">permettere di selezionare i prodotti per </text:span><text:span text:style-name="T24">visualizzarne la scheda </text:span><text:span text:style-name="T35">prodotto</text:span><text:span text:style-name="T24"> sopra descritta </text:span><text:span text:style-name="T35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4">6</text:span></text:a><text:span text:style-name="T35">)</text:span><text:span text:style-name="T20">;</text:span><text:bookmark-end text:name="rf19"/></text:p>
            </text:list-item>
            <text:list-item>
              <text:p text:style-name="P93"><text:bookmark-start text:name="rf20"/><text:span text:style-name="T20">permettere di comporre una wish list con le cose che </text:span><text:span text:style-name="T24">si</text:span><text:span text:style-name="T20"> </text:span><text:span text:style-name="T24">intendono</text:span><text:span text:style-name="T20"> comprare in futuro e di maggior interesse;</text:span><text:bookmark-end text:name="rf20"/></text:p>
            </text:list-item>
            <text:list-item>
              <text:p text:style-name="P93"><text:bookmark-start text:name="rf21"/><text:span text:style-name="T20">p</text:span><text:span text:style-name="T40">ermettere di visualizzare un ranking de</text:span><text:span text:style-name="T41">gli utenti</text:span><text:span text:style-name="T40">, creato in base alle valutazioni numeriche effettuat</text:span><text:span text:style-name="T35">e</text:span><text:span text:style-name="T40"> dopo l’acquisto (vedi</text:span><text:span text:style-name="T42"> </text:span><text:a xlink:type="simple" xlink:href="#rf29" text:style-name="Internet_20_link" text:visited-style-name="Visited_20_Internet_20_Link">RF 29</text:a><text:span text:style-name="T96">).</text:span><text:bookmark-end text:name="rf21"/></text:p>
              <text:p text:style-name="P81"/>
            </text:list-item>
          </text:list>
        </text:list-item>
      </text:list>
      <text:list xml:id="list141300079" text:style-name="L6">
        <text:list-item>
          <text:p text:style-name="P85"><text:span text:style-name="T67">Relativamente all’</text:span><text:a xlink:type="simple" xlink:href="#o3" text:style-name="Internet_20_link" text:visited-style-name="Visited_20_Internet_20_Link"><text:span text:style-name="T89">obiettivo 3</text:span></text:a><text:span text:style-name="T67">:</text:span></text:p>
        </text:list-item>
      </text:list>
      <text:list xml:id="list190839617709086" text:continue-list="list190839939055741" text:style-name="L4">
        <text:list-item>
          <text:list>
            <text:list-item>
              <text:p text:style-name="P93"><text:bookmark-start text:name="rf22"/><text:span text:style-name="T20">consentire di interagire direttamente tramite una chat privata sul sito con il venditore per chiedere informazioni aggiuntive e chiarire alcuni aspetti relativi alla </text:span><text:span text:style-name="T43">consegna dell’oggetto</text:span><text:span text:style-name="T20"> (a carico del venditore </text:span><text:span text:style-name="T43">tramite spedizione </text:span><text:span text:style-name="T20">oppure di persona) e al pagamento (tramite transazione </text:span><text:span text:style-name="T38">online</text:span><text:span text:style-name="T20"> oppure alla consegna);</text:span><text:bookmark-end text:name="rf22"/></text:p>
            </text:list-item>
            <text:list-item>
              <text:p text:style-name="P93"><text:bookmark-start text:name="rf23"/><text:span text:style-name="T24">permettere all’utente di acquistare</text:span><text:span text:style-name="T41"> o affittare </text:span><text:span text:style-name="T24">un prodotto pagando online tramite uno dei metodi di pagamento inseriti, </text:span><text:span text:style-name="T44">nel caso il venditore </text:span><text:span text:style-name="T25">permetta questa opzion</text:span><text:span text:style-name="T53">e.</text:span><text:bookmark-end text:name="rf23"/></text:p>
            </text:list-item>
          </text:list>
        </text:list-item>
      </text:list>
      <text:p text:style-name="P44"/>
      <text:list xml:id="list1499026241" text:style-name="L7">
        <text:list-item>
          <text:p text:style-name="P86"><text:span text:style-name="T75">Relativamente all’</text:span><text:a xlink:type="simple" xlink:href="#o4" text:style-name="Internet_20_link" text:visited-style-name="Visited_20_Internet_20_Link"><text:span text:style-name="T90">obiettivo 4</text:span></text:a><text:span text:style-name="T75">:</text:span></text:p>
        </text:list-item>
      </text:list>
      <text:list xml:id="list190840435104862" text:continue-list="list190839617709086" text:style-name="L4">
        <text:list-item>
          <text:list>
            <text:list-item>
              <text:p text:style-name="P93"><text:bookmark-start text:name="rf24"/><text:span text:style-name="T45">consentire agli utenti registrati sul sito di postare annunci per i vari oggetti, </text:span><text:span text:style-name="T38">in cui </text:span><text:span text:style-name="T45">dovranno essere specificat</text:span><text:span text:style-name="T38">i: titolo dell’annunci</text:span><text:span text:style-name="T44">o</text:span><text:span text:style-name="T38">,</text:span><text:span text:style-name="T45"> una breve descrizione </text:span><text:span text:style-name="T38">del prodotto </text:span><text:span text:style-name="T45">di massimo </text:span><text:span text:style-name="T46">350</text:span><text:span text:style-name="T45"> caratteri, </text:span><text:span text:style-name="T47">la categoria, </text:span><text:span text:style-name="T45">la </text:span><text:span text:style-name="T21">tipologia</text:span><text:span text:style-name="T45"> di transazione (vendita </text:span><text:span text:style-name="T48">e/</text:span><text:span text:style-name="T35">o af</text:span><text:span text:style-name="T45">fitto, in questo caso si specifica anche il periodo in cui il prodotto è disponibile), </text:span><text:span text:style-name="T38">foto </text:span><text:span text:style-name="T27">del prodotto </text:span><text:span text:style-name="T38">(un massimo di 10</text:span><text:span text:style-name="T35">),</text:span><text:span text:style-name="T21"> il prezzo del prodotto (nel caso di affitto specificando il costo </text:span><text:span text:style-name="T35">orario, giornaliero e settimanale</text:span><text:span text:style-name="T21">)</text:span><text:span text:style-name="T47">, </text:span><text:span text:style-name="T43">l’indirizzo di ritiro e la possibilità di pagare online</text:span><text:bookmark-end text:name="rf24"/><text:span text:style-name="T43">;</text:span></text:p>
            </text:list-item>
            <text:list-item>
              <text:p text:style-name="P93"><text:span text:style-name="T21">nel caso di affitto, </text:span><text:span text:style-name="T49">effettuare</text:span><text:span text:style-name="T21"> una modifica automatica del periodo di disponibilità del prodotto;</text:span><text:span text:style-name="T50"> </text:span></text:p>
            </text:list-item>
            <text:list-item>
              <text:p text:style-name="P93"><text:bookmark-start text:name="rf26"/><text:span text:style-name="T38">permettere </text:span><text:span text:style-name="T49">all’utente di r</text:span><text:span text:style-name="T38">imuovere gli annunci degli articoli, </text:span><text:span text:style-name="T25">s</text:span><text:span text:style-name="T51">pecificando</text:span><text:span text:style-name="T21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2"><text:bookmark-start text:name="rf27"/>permette<text:span text:style-name="T136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3"><text:bookmark-start text:name="rf28"/><text:span text:style-name="T52">consentire </text:span><text:span text:style-name="T27">di pagare</text:span><text:span text:style-name="T52"> una quota al sito per </text:span><text:span text:style-name="T27">sponsorizzare i propri annunci</text:span><text:span text:style-name="T52"> (</text:span><text:span text:style-name="T27">in modo da farli</text:span><text:span text:style-name="T52"> apparire tra i primi risultati nella categoria di riferimento).</text:span><text:bookmark-end text:name="rf28"/></text:p>
            </text:list-item>
          </text:list>
        </text:list-item>
      </text:list>
      <text:p text:style-name="P73"/>
      <text:p text:style-name="P73"/>
      <text:p text:style-name="P73"/>
      <text:p text:style-name="P73"/>
      <text:list xml:id="list2361879330" text:style-name="L8">
        <text:list-item>
          <text:p text:style-name="P87"><text:soft-page-break/><text:span text:style-name="T75">Relativamente all’</text:span><text:a xlink:type="simple" xlink:href="#o5" text:style-name="Internet_20_link" text:visited-style-name="Visited_20_Internet_20_Link"><text:span text:style-name="T90">obiettivo 5</text:span></text:a><text:span text:style-name="T75">:</text:span></text:p>
        </text:list-item>
      </text:list>
      <text:list xml:id="list190839834432247" text:continue-list="list190840435104862" text:style-name="L4">
        <text:list-item>
          <text:list>
            <text:list-item>
              <text:p text:style-name="P93"><text:bookmark-start text:name="rf29"/><text:span text:style-name="T45">permettere agli utenti, </text:span><text:span text:style-name="T42">al</text:span><text:span text:style-name="T50">la buona riuscita</text:span><text:span text:style-name="T42"> di una transazione,</text:span><text:span text:style-name="T43"> </text:span><text:span text:style-name="T45">di fornire un feedback testuale </text:span><text:span text:style-name="T38">(di massimo 200 caratteri) </text:span><text:span text:style-name="T45">e una valutazione numerica </text:span><text:span text:style-name="T38">(con un voto da 1 a 5)</text:span><text:span text:style-name="T45"> sull’affidabilità di un venditore</text:span><text:span text:style-name="T51">;</text:span><text:bookmark-end text:name="rf29"/></text:p>
            </text:list-item>
            <text:list-item>
              <text:p text:style-name="P93"><text:span text:style-name="T45">c</text:span><text:span text:style-name="T49">reare sulla base della valutazione numerica fornita, un ranking </text:span><text:span text:style-name="T43">sull’affidabilità degli utenti</text:span><text:span text:style-name="T49"> </text:span><text:span text:style-name="T43">visibile</text:span><text:span text:style-name="T49"> </text:span><text:span text:style-name="T43">da tutti</text:span><text:span text:style-name="T49">.</text:span></text:p>
              <text:p text:style-name="P74"/>
            </text:list-item>
          </text:list>
        </text:list-item>
      </text:list>
      <text:list xml:id="list2589092272" text:style-name="L9">
        <text:list-item>
          <text:p text:style-name="P88"><text:span text:style-name="T76">Relativamente all’</text:span><text:a xlink:type="simple" xlink:href="#o6" text:style-name="Internet_20_link" text:visited-style-name="Visited_20_Internet_20_Link"><text:span text:style-name="T91">obiettivo 6</text:span></text:a><text:span text:style-name="T76">:</text:span></text:p>
        </text:list-item>
      </text:list>
      <text:list xml:id="list190840377491837" text:continue-list="list190839834432247" text:style-name="L4">
        <text:list-item>
          <text:list>
            <text:list-item>
              <text:p text:style-name="P83"><text:span text:style-name="T76">notificare </text:span><text:span text:style-name="T81">tramite mail</text:span><text:span text:style-name="T76"> il venditore del corretto pagamento effettuato, </text:span><text:span text:style-name="T81">invitandolo a procedere con la consegna;</text:span></text:p>
            </text:list-item>
            <text:list-item>
              <text:p text:style-name="P65"><text:bookmark-start text:name="rf32"/><text:span text:style-name="T81">gestire i soldi pagati dall’acquirente e depositarli sul conto del venditore solamente dopo conferma di ricezione del</text:span><text:span text:style-name="T82">l’oggetto;</text:span><text:bookmark-end text:name="rf32"/></text:p>
            </text:list-item>
            <text:list-item>
              <text:p text:style-name="P93"><text:span text:style-name="T43">richiedere</text:span><text:span text:style-name="T42"> all’acquirente </text:span><text:span text:style-name="T43">la conferma de</text:span><text:span text:style-name="T42">l corretto ricevimento del prodotto;</text:span></text:p>
            </text:list-item>
            <text:list-item>
              <text:p text:style-name="P93"><text:span text:style-name="T40">permettere all’utente di aprire una segnalazione nel caso </text:span><text:span text:style-name="T43">di problematiche con la transazione;</text:span></text:p>
            </text:list-item>
            <text:list-item>
              <text:p text:style-name="P93"><text:span text:style-name="T20">bloccare il profilo d</text:span><text:span text:style-name="T21">egli utenti </text:span><text:span text:style-name="T22">che violano i termini e le condizioni d’uso del sistema.</text:span></text:p>
            </text:list-item>
          </text:list>
        </text:list-item>
      </text:list>
      <text:p text:style-name="P75"/>
      <text:h text:style-name="P62" text:outline-level="1"><text:bookmark-start text:name="__RefHeading___Toc1565_2422348604"/>Requisiti non funzionali<text:bookmark-end text:name="__RefHeading___Toc1565_2422348604"/></text:h>
      <text:p text:style-name="P16"/>
      <text:p text:style-name="P45">Di seguito elenchiamo i requisiti non funzionali del nostro sistema, divisi nelle varie proprietà che dovranno essere globalmente garantite.</text:p>
      <text:p text:style-name="P45"/>
      <text:p text:style-name="P49">Sicurezza</text:p>
      <text:list xml:id="list1186089349" text:style-name="L10">
        <text:list-item>
          <text:p text:style-name="P94"><text:bookmark-start text:name="rnf1"/><text:span text:style-name="T55">Per garantire un elevato livello di sicurezza ogni password dovrà soddisfare questi requisiti: avere minimo 8 caratteri, di cui almeno un carattere speciale, </text:span><text:span text:style-name="T56">una</text:span><text:span text:style-name="T55"> lettera maiuscola, una lettera minuscola e un numero.</text:span></text:p>
        </text:list-item>
      </text:list>
      <text:list xml:id="list2669778614" text:style-name="L11">
        <text:list-item>
          <text:list>
            <text:list-item>
              <text:p text:style-name="P98"><text:span text:style-name="T55">L</text:span><text:span text:style-name="T54">egato a </text:span><text:a xlink:type="simple" xlink:href="#rf1" text:style-name="Internet_20_link" text:visited-style-name="Visited_20_Internet_20_Link">RF 1</text:a><text:span text:style-name="T57">, </text:span><text:a xlink:type="simple" xlink:href="#rf4" text:style-name="Internet_20_link" text:visited-style-name="Visited_20_Internet_20_Link">RF 4</text:a><text:span text:style-name="T5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2">6</text:span></text:a><text:span text:style-name="T57">.</text:span><text:bookmark-end text:name="rnf1"/></text:p>
            </text:list-item>
          </text:list>
        </text:list-item>
      </text:list>
      <text:list xml:id="list190839464551289" text:continue-list="list1186089349" text:style-name="L10">
        <text:list-item>
          <text:p text:style-name="P89"><text:bookmark-start text:name="rnf2"/><text:span text:style-name="T84">Il sistema permetterà il </text:span><text:span text:style-name="T85">ripristino</text:span><text:span text:style-name="T84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02">RNF </text:span></text:a><text:a xlink:type="simple" xlink:href="#rnf1" text:style-name="Internet_20_link" text:visited-style-name="Visited_20_Internet_20_Link"><text:span text:style-name="T103">1</text:span></text:a><text:span text:style-name="T84">.</text:span></text:p>
        </text:list-item>
      </text:list>
      <text:list xml:id="list1633965037" text:style-name="L12">
        <text:list-item>
          <text:list>
            <text:list-item>
              <text:p text:style-name="P76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90839960378923" text:continue-list="list190839464551289" text:style-name="L10">
        <text:list-item>
          <text:p text:style-name="P77"><text:bookmark-start text:name="rnf3"/><text:span text:style-name="T137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3898824139" text:style-name="L13">
        <text:list-item>
          <text:list>
            <text:list-item>
              <text:p text:style-name="P78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98">6</text:span></text:a>.<text:bookmark-end text:name="rnf3"/></text:p>
            </text:list-item>
          </text:list>
        </text:list-item>
      </text:list>
      <text:list xml:id="list190840946608441" text:continue-list="list190839960378923" text:style-name="L10">
        <text:list-item>
          <text:p text:style-name="P94"><text:bookmark-start text:name="rnf4"/><text:span text:style-name="T55">Il sistema prevede il blocco dell’account dopo </text:span><text:span text:style-name="T58">4</text:span><text:span text:style-name="T55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4"><text:bookmark-start text:name="rnf5"/><text:span text:style-name="T55">Il sistema prevede, facoltativamente, l’utilizzo dell’autenticazione a due fattori: se abilitata prima di ogni accesso l’utente riceverà un codice di 6 cifre mandato via </text:span><text:span text:style-name="T56">SMS</text:span><text:span text:style-name="T55"> al numero specificato in fase di login.</text:span></text:p>
        </text:list-item>
      </text:list>
      <text:list xml:id="list1908604357" text:style-name="L14">
        <text:list-item>
          <text:list>
            <text:list-item>
              <text:p text:style-name="P101"><text:span text:style-name="T59">L</text:span><text:span text:style-name="T54">egato a </text:span><text:a xlink:type="simple" xlink:href="#rf5" text:style-name="Internet_20_link" text:visited-style-name="Visited_20_Internet_20_Link">RF 5</text:a><text:span text:style-name="T54">.</text:span><text:bookmark-end text:name="rnf5"/></text:p>
            </text:list-item>
          </text:list>
        </text:list-item>
      </text:list>
      <text:list xml:id="list190839603337183" text:continue-list="list190840946608441" text:style-name="L10">
        <text:list-item>
          <text:p text:style-name="P79"><text:bookmark-start text:name="rnf6"/>I pagamenti <text:span text:style-name="T134">possono essere effettuati tramite carta di credito o conto PayPal e </text:span>devono essere gestiti via SSL e la transazione deve essere protetta da crittografia.</text:p>
        </text:list-item>
      </text:list>
      <text:list xml:id="list4208216146" text:style-name="L15">
        <text:list-item>
          <text:list>
            <text:list-item>
              <text:p text:style-name="P92"><text:span text:style-name="T86">Legato ai </text:span><text:a xlink:type="simple" xlink:href="#rf2" text:style-name="Internet_20_link" text:visited-style-name="Visited_20_Internet_20_Link">RF 2</text:a><text:span text:style-name="T86">, </text:span><text:a xlink:type="simple" xlink:href="#rf23" text:style-name="Internet_20_link" text:visited-style-name="Visited_20_Internet_20_Link"><text:span text:style-name="T87">RF 23</text:span></text:a><text:span text:style-name="T86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87">2</text:span></text:a><text:span text:style-name="T86">, nel quale si specifica che dovrà essere gestita una transazione.</text:span><text:bookmark-end text:name="rnf6"/></text:p>
            </text:list-item>
          </text:list>
        </text:list-item>
      </text:list>
      <text:p text:style-name="P46"/>
      <text:p text:style-name="P48"><text:span text:style-name="T138">Questi requisiti sono importanti perché a</text:span><text:span text:style-name="T139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47"/>
      <text:p text:style-name="P50">Portabilità</text:p>
      <text:list xml:id="list190839859204141" text:continue-list="list190839603337183" text:style-name="L10">
        <text:list-item>
          <text:p text:style-name="P94"><text:span text:style-name="T60">L’applicazione</text:span><text:span text:style-name="T55"> Web deve essere </text:span><text:span text:style-name="T56">mostrata</text:span><text:span text:style-name="T55"> senza problemi sui browser Google Chrome </text:span><text:span text:style-name="T61">(dalla versione </text:span><text:span text:style-name="T63">97.0.4692 del 4 gennaio 2022)</text:span><text:span text:style-name="T55">, Mozilla Firefox </text:span><text:span text:style-name="T61">(dalla versione Firefox 96.0.3 del 27 gennaio 2022)</text:span><text:span text:style-name="T55">, Safari </text:span><text:span text:style-name="T61">(</text:span><text:span text:style-name="T60">a partire dalle prime versioni rilasciate nel 2022</text:span><text:span text:style-name="T61">) </text:span><text:span text:style-name="T55">e Opera </text:span><text:span text:style-name="T61">(dalla versione Opera 93 del 19 gennaio 2022</text:span><text:span text:style-name="T60">).</text:span></text:p>
        </text:list-item>
        <text:list-item>
          <text:p text:style-name="P80">L’applicazione web deve inoltre essere ottimizzat<text:span text:style-name="T140">a</text:span> per funzionare anche su diverse piattaforme (desktop, smartphone, tablet).</text:p>
        </text:list-item>
      </text:list>
      <text:p text:style-name="P25"/>
      <text:p text:style-name="P40">Usabilità</text:p>
      <text:list xml:id="list190839720033604" text:continue-numbering="true" text:style-name="L10">
        <text:list-item>
          <text:p text:style-name="P102">Un utente che non conosce il sistema deve essere in grado di registrarsi nel giro di 5 minuti e di effettuare un annuncio in circa 10 minuti.<text:tab/></text:p>
        </text:list-item>
        <text:list-item>
          <text:p text:style-name="P89"><text:soft-page-break/><text:span text:style-name="T107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02">Accessibilità</text:span></text:a><text:span text:style-name="T107">.</text:span></text:p>
        </text:list-item>
        <text:list-item>
          <text:p text:style-name="P103"><text:span text:style-name="T142">L’applicazione deve proporre un facoltativo tour iniziale che mostri </text:span><text:span text:style-name="T143">rapidamente</text:span><text:span text:style-name="T142"> le funzionalità del sistema</text:span><text:span text:style-name="T143"> </text:span><text:span text:style-name="T142">all’utente appena registrato.</text:span></text:p>
        </text:list-item>
      </text:list>
      <text:p text:style-name="P23"><text:span text:style-name="T144">Questi requisiti di usabilità </text:span><text:span text:style-name="T145">sono indispensabili in quanto il sistema si orienta</text:span><text:span text:style-name="T146"> </text:span><text:span text:style-name="T145">a </text:span><text:span text:style-name="T146">un target di utenti comuni e non esperti.</text:span></text:p>
      <text:p text:style-name="P29"/>
      <text:p text:style-name="P42"><text:bookmark-start text:name="accesibilita"/><text:span text:style-name="T142">A</text:span><text:span text:style-name="T141">ccessibilità</text:span><text:bookmark-end text:name="accesibilita"/></text:p>
      <text:list xml:id="list190840424795661" text:continue-numbering="true" text:style-name="L10">
        <text:list-item>
          <text:p text:style-name="P94"><text:span text:style-name="T173">L’applicazione web deve essere accessibile a tutti gli utenti con condizioni di deficit o disabilità, </text:span><text:span text:style-name="T174">ovvero</text:span><text:span text:style-name="T175"> l’applicazione deve essere ac</text:span><text:span text:style-name="T176">c</text:span><text:span text:style-name="T175">essibile anche tramite l’utilizzo di un software screen-reader </text:span><text:span text:style-name="T177">(facendo riferimento alla sezione </text:span><text:a xlink:type="simple" xlink:href="https://www.w3.org/TR/WCAG21/#non-text-content" text:style-name="Internet_20_link" text:visited-style-name="Visited_20_Internet_20_Link"><text:span text:style-name="T177">1.1.1</text:span></text:a><text:span text:style-name="T177"> nelle WCAG 2.1)</text:span><text:span text:style-name="T175"> e la possibilità di </text:span><text:span text:style-name="T174">ingrandire</text:span><text:span text:style-name="T175"> il testo </text:span><text:span text:style-name="T178">fino al </text:span><text:span text:style-name="T175">200% senz</text:span><text:span text:style-name="T178">a comprometterne la </text:span><text:span text:style-name="T179">visibilità (per esempio non deve diventare sf</text:span><text:span text:style-name="T174">o</text:span><text:span text:style-name="T179">cato).</text:span></text:p>
        </text:list-item>
        <text:list-item>
          <text:p text:style-name="P89"><text:span text:style-name="T111">Tutte le parti funzionali dell’interfaccia utente devono essere chiar</text:span><text:span text:style-name="T112">e</text:span><text:span text:style-name="T111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11">1.4.3</text:span></text:a><text:span text:style-name="T111">).</text:span></text:p>
        </text:list-item>
        <text:list-item>
          <text:p text:style-name="P104">Deve essere possibile introdurre tutti gli input nel sistema e navigare tra le diverse pagine utilizzando la tastiera.</text:p>
        </text:list-item>
      </text:list>
      <text:p text:style-name="P31"/>
      <text:p text:style-name="P41"><text:span text:style-name="T142">P</text:span><text:span text:style-name="T141">rivacy</text:span></text:p>
      <text:list xml:id="list190839369504611" text:continue-numbering="true" text:style-name="L10">
        <text:list-item>
          <text:p text:style-name="P113"><text:span text:style-name="T109">D</text:span><text:span text:style-name="T108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08">GDPR</text:span></text:a><text:span text:style-name="T108">, o ufficialmente dett</text:span><text:span text:style-name="T110">o </text:span><text:span text:style-name="T108">regolamento (UE) n. 2016/679) in materia di trattamento dei dati personali e di privacy.</text:span></text:p>
        </text:list-item>
      </text:list>
      <text:list xml:id="list2935867259" text:style-name="L16">
        <text:list-item>
          <text:list>
            <text:list-item>
              <text:p text:style-name="P99"><text:span text:style-name="T172">Legato a </text:span><text:a xlink:type="simple" xlink:href="#rf1" text:style-name="Internet_20_link" text:visited-style-name="Visited_20_Internet_20_Link"><text:span text:style-name="T177">RF 1</text:span></text:a><text:span text:style-name="T177">, </text:span><text:a xlink:type="simple" xlink:href="#rf2" text:style-name="Internet_20_link" text:visited-style-name="Visited_20_Internet_20_Link"><text:span text:style-name="T177">RF 2</text:span></text:a><text:span text:style-name="T177">, </text:span><text:a xlink:type="simple" xlink:href="#rf5" text:style-name="Internet_20_link" text:visited-style-name="Visited_20_Internet_20_Link"><text:span text:style-name="T177">RF </text:span></text:a><text:a xlink:type="simple" xlink:href="#rf5" text:style-name="Internet_20_link" text:visited-style-name="Visited_20_Internet_20_Link"><text:span text:style-name="T189">5</text:span></text:a><text:span text:style-name="T177"> </text:span><text:span text:style-name="T172">e </text:span><text:a xlink:type="simple" xlink:href="#rf6" text:style-name="Internet_20_link" text:visited-style-name="Visited_20_Internet_20_Link"><text:span text:style-name="T177">RF </text:span></text:a><text:a xlink:type="simple" xlink:href="#rf6" text:style-name="Internet_20_link" text:visited-style-name="Visited_20_Internet_20_Link"><text:span text:style-name="T189">6</text:span></text:a><text:span text:style-name="T177"> </text:span><text:span text:style-name="T172">in cui si a che fare coi dati personali degli utenti.</text:span></text:p>
            </text:list-item>
          </text:list>
        </text:list-item>
      </text:list>
      <text:list xml:id="list190839545723011" text:continue-list="list190839369504611" text:style-name="L10">
        <text:list-item>
          <text:p text:style-name="P94"><text:span text:style-name="T180">Il sito web dovrà verificare l’identità dei propri utenti </text:span><text:span text:style-name="T181">e non inviare ad altri sistemi i dati sull’identità degli utenti. </text:span></text:p>
        </text:list-item>
      </text:list>
      <text:list xml:id="list3686903568" text:style-name="L17">
        <text:list-item>
          <text:list>
            <text:list-item>
              <text:p text:style-name="P100"><text:span text:style-name="T182">L</text:span><text:span text:style-name="T172">egato al </text:span><text:a xlink:type="simple" xlink:href="#rf3" text:style-name="Internet_20_link" text:visited-style-name="Visited_20_Internet_20_Link"><text:span text:style-name="T172">RF 3</text:span></text:a><text:span text:style-name="T172">.</text:span></text:p>
            </text:list-item>
          </text:list>
        </text:list-item>
      </text:list>
      <text:p text:style-name="P32"/>
      <text:p text:style-name="P36">Prestazioni</text:p>
      <text:list xml:id="list190840766757868" text:continue-list="list190839545723011" text:style-name="L10">
        <text:list-item>
          <text:p text:style-name="P94"><text:span text:style-name="T180">Il sito web deve permettere di effettuare il login entro 2 secondi dall’inserimento dei dati e deve </text:span><text:span text:style-name="T183">mostrare</text:span><text:span text:style-name="T180"> gli annunci cercati dall’utente in massimo 3 secondi.</text:span></text:p>
        </text:list-item>
        <text:list-item>
          <text:p text:style-name="P105">La fase di transazione tra una funzionalità e l’altra del sito web deve essere fluida e avvenire in non più di 1 secondo.</text:p>
        </text:list-item>
      </text:list>
      <text:p text:style-name="P33"/>
      <text:p text:style-name="P37">Robustezza</text:p>
      <text:list xml:id="list190839576294377" text:continue-numbering="true" text:style-name="L10">
        <text:list-item>
          <text:p text:style-name="P94"><text:span text:style-name="T184">L’applicazione web deve mantenere almeno un backup dei dati </text:span><text:span text:style-name="T185">degli utenti</text:span><text:span text:style-name="T184"> in caso di perdita dei dati nel database</text:span><text:span text:style-name="T185"> oltre che un backup della cronologia delle chat tra gli utenti.</text:span></text:p>
        </text:list-item>
        <text:list-item>
          <text:p text:style-name="P106">Nel caso in cui il sistema sia offline per problematiche, bisognerà garantirne il ripristino in un massimo di 90 minuti.</text:p>
        </text:list-item>
      </text:list>
      <text:p text:style-name="P33"/>
      <text:p text:style-name="P37">Localizzazione</text:p>
      <text:list xml:id="list190839247934053" text:continue-numbering="true" text:style-name="L10">
        <text:list-item>
          <text:p text:style-name="P94"><text:bookmark-start text:name="rnf21"/><text:span text:style-name="T184">L’applicazione web deve </text:span><text:span text:style-name="T186">poter accedere alla posizione dell’utente. </text:span></text:p>
        </text:list-item>
      </text:list>
      <text:list xml:id="list1556510714" text:style-name="L18">
        <text:list-item>
          <text:list>
            <text:list-item>
              <text:p text:style-name="P107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99">8</text:span></text:a>.</text:p>
            </text:list-item>
          </text:list>
        </text:list-item>
      </text:list>
      <text:p text:style-name="P38"><text:bookmark-end text:name="rnf21"/></text:p>
      <text:list xml:id="list190840863760298" text:continue-list="list190839247934053" text:style-name="L10">
        <text:list-header>
          <text:p text:style-name="P115"/>
          <text:p text:style-name="P116"><text:soft-page-break/>Operatività</text:p>
        </text:list-header>
        <text:list-item>
          <text:p text:style-name="P108">Per motivi di manutenzione del sistema si possono accettare al massimo 5 giorni all’anno di inattività del sistema.</text:p>
        </text:list-item>
      </text:list>
      <text:p text:style-name="P34"/>
      <text:p text:style-name="P39">Capacità</text:p>
      <text:list xml:id="list190840655831422" text:continue-numbering="true" text:style-name="L10">
        <text:list-item>
          <text:p text:style-name="P94"><text:span text:style-name="T187">L’applicazione web deve poter gestire simultaneamente </text:span><text:span text:style-name="T186">almeno 300</text:span><text:span text:style-name="T187"> utenti senza comprometterne il servizio.</text:span></text:p>
        </text:list-item>
      </text:list>
      <text:h text:style-name="P62" text:outline-level="1"><text:bookmark-start text:name="__RefHeading___Toc1567_2422348604"/>Front-End<text:bookmark-end text:name="__RefHeading___Toc1567_2422348604"/></text:h>
      <text:p text:style-name="P16"/>
      <text:p text:style-name="P51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27">Schermata </text:span><text:span text:style-name="T128">home</text:span></text:p>
      <text:p text:style-name="P24"><text:span text:style-name="T153">Questa è la schermata principale dell’applicazione web, in cui si </text:span><text:span text:style-name="T156">arriva</text:span><text:span text:style-name="T153"> non appena si entra nel sistema. </text:span><text:span text:style-name="T155">Da qua è possibile accedere al proprio account o registrarsi per crearne uno nuovo oltre che indirizzarsi verso la pagina dove </text:span><text:span text:style-name="T154">pubblicare</text:span><text:span text:style-name="T155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60">4</text:span></text:a><text:span text:style-name="T155">).</text:span></text:p>
      <text:p text:style-name="P51"><text:span text:style-name="T104">D</text:span><text:span text:style-name="T102">a questa schermata è possibile ricercare un preciso annunci</text:span><text:span text:style-name="T105">o</text:span><text:span text:style-name="T102"> </text:span><text:span text:style-name="T104">(vedi </text:span><text:a xlink:type="simple" xlink:href="#rf15" text:style-name="Internet_20_link" text:visited-style-name="Visited_20_Internet_20_Link"><text:span text:style-name="T104">RF 15</text:span></text:a><text:span text:style-name="T104">) </text:span><text:span text:style-name="T102">oppure visualizzare </text:span><text:span text:style-name="T105">gli annunci </text:span><text:span text:style-name="T102">per ogni </text:span><text:span text:style-name="T105">categoria, per poi filtrarli in base alle proprie preferenze </text:span><text:span text:style-name="T104">(vedi </text:span><text:a xlink:type="simple" xlink:href="#rf13" text:style-name="Internet_20_link" text:visited-style-name="Visited_20_Internet_20_Link"><text:span text:style-name="T104">RF 13</text:span></text:a><text:span text:style-name="T104">)</text:span><text:span text:style-name="T105">.</text:span></text:p>
      <text:p text:style-name="P28"/>
      <text:p text:style-name="P26"><text:span text:style-name="T153">Inoltre da questa schermata è possibile visualizzare il ranking </text:span><text:span text:style-name="T154">sull’affidabilità </text:span><text:span text:style-name="T153">dei venditori </text:span><text:span text:style-name="T155">(vedi </text:span><text:a xlink:type="simple" xlink:href="#rf21" text:style-name="Internet_20_link" text:visited-style-name="Visited_20_Internet_20_Link"><text:span text:style-name="T153">RF 2</text:span></text:a><text:a xlink:type="simple" xlink:href="#rf21" text:style-name="Internet_20_link" text:visited-style-name="Visited_20_Internet_20_Link"><text:span text:style-name="T155">1</text:span></text:a><text:span text:style-name="T155">).</text:span></text:p>
      <text:p text:style-name="P54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195">Schermata r</text:span>egistrazione</text:p>
      <text:p text:style-name="P24"><text:span text:style-name="T158">La seguente schermata rappresenta </text:span><text:span text:style-name="T159">il</text:span><text:span text:style-name="T158"> primo step del processo di creazione di un account, </text:span><text:span text:style-name="T155">ovvero di registrazione. </text:span><text:span text:style-name="T158">Come specificato nel </text:span><text:a xlink:type="simple" xlink:href="#rf1" text:style-name="Internet_20_link" text:visited-style-name="Visited_20_Internet_20_Link">RF 1</text:a><text:span text:style-name="T158"> vengono inseriti i primi dati anagrafici dell’utente </text:span><text:span text:style-name="T155">e impostati un username e una password.</text:span></text:p>
      <text:p text:style-name="P24"><text:span text:style-name="T158">Premendo su </text:span><text:span text:style-name="T11">prossimo</text:span><text:span text:style-name="T158"> si passa al secondo step della registrazione in cui </text:span><text:span text:style-name="T154">si inseriscono i dati </text:span><text:span text:style-name="T160">sulla residenza </text:span><text:span text:style-name="T154">e si conferma l’identità </text:span><text:span text:style-name="T160">(vedi </text:span><text:a xlink:type="simple" xlink:href="#rf3" text:style-name="Internet_20_link" text:visited-style-name="Visited_20_Internet_20_Link">RF 3</text:a><text:span text:style-name="T160">)</text:span><text:span text:style-name="T154">. </text:span><text:span text:style-name="T156">L’ultimo step di registrazione</text:span><text:span text:style-name="T158"> permette di aggiungere dei metodi di pagamento (vedi </text:span><text:a xlink:type="simple" xlink:href="#rf2" text:style-name="Internet_20_link" text:visited-style-name="Visited_20_Internet_20_Link">RF 2</text:a><text:span text:style-name="T154">).</text:span></text:p>
      <text:p text:style-name="P43"/>
      <text:p text:style-name="P26"><text:span text:style-name="T158">Alternativamente se un utente già registrato vuole effettuare il login nel proprio account p</text:span><text:span text:style-name="T154">otrà reindirizzarsi </text:span><text:span text:style-name="T158">alla schermata </text:span><text:span text:style-name="T154">di login</text:span><text:span text:style-name="T158">.</text:span></text:p>
      <text:p text:style-name="P54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Login</text:p>
      <text:p text:style-name="P24"><text:span text:style-name="T158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58">. <text:s/>Inoltre è possibile </text:span><text:span text:style-name="T155">iniziare la procedura per </text:span><text:span text:style-name="T158">ripristinare la password (vedi </text:span><text:a xlink:type="simple" xlink:href="#rf4" text:style-name="Internet_20_link" text:visited-style-name="Visited_20_Internet_20_Link">RF 4</text:a><text:span text:style-name="T158">).</text:span></text:p>
      <text:p text:style-name="P26"><text:span text:style-name="T158">Nel caso sia abilitata l’autenticazione a due fattori, si aprirà un ulteriore finestra dopo aver inserito le proprie credenziali, in cui </text:span><text:span text:style-name="T156">inserire un codice di verifica</text:span><text:span text:style-name="T158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53">5</text:span></text:a><text:span text:style-name="T158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60">5</text:span></text:a><text:span text:style-name="T158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8">A questa schermata si <text:span text:style-name="T191">è</text:span> reinderizzati nel caso in cui si cerca un particolare annuncio tramite barra di ricerca oppure se si preme su una categoria d<text:span text:style-name="T192">a</text:span>lla schermata d<text:span text:style-name="T193">i ricerca precedentemente descritta</text:span>.</text:p>
      <text:p text:style-name="P17"><text:span text:style-name="T164">Come stabilito d</text:span><text:span text:style-name="T171">ai </text:span><text:a xlink:type="simple" xlink:href="#rf13" text:style-name="Internet_20_link" text:visited-style-name="Visited_20_Internet_20_Link">RF 13</text:a><text:span text:style-name="T164"> </text:span><text:span text:style-name="T171">e </text:span><text:a xlink:type="simple" xlink:href="#rf14" text:style-name="Internet_20_link" text:visited-style-name="Visited_20_Internet_20_Link">RF 14,</text:a><text:span text:style-name="T164"> sulla sinistra si </text:span><text:span text:style-name="T166">ha la possibilità di selezionare </text:span><text:span text:style-name="T167">dei</text:span><text:span text:style-name="T164"> filtri </text:span><text:span text:style-name="T167">e </text:span><text:span text:style-name="T163">ordinare </text:span><text:span text:style-name="T167">i prodotti</text:span><text:span text:style-name="T164">, mentre nella parte centrale si possono vedere </text:span><text:span text:style-name="T168">gli annunci </text:span><text:span text:style-name="T164">e </text:span><text:span text:style-name="T168">rapidamente </text:span><text:span text:style-name="T164">visionare</text:span><text:span text:style-name="T168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62">2</text:span></text:a><text:span text:style-name="T168">).</text:span></text:p>
      <text:p text:style-name="P20"><text:span text:style-name="T157">Selezionando un particolare prodotto si verrà indirizzati a</text:span><text:span text:style-name="T159">lla </text:span><text:span text:style-name="T154">scheda</text:span><text:span text:style-name="T159"> prodotto corrispondente</text:span><text:span text:style-name="T157"> (vedi </text:span><text:a xlink:type="simple" xlink:href="#rf19" text:style-name="Internet_20_link" text:visited-style-name="Visited_20_Internet_20_Link">RF 19</text:a><text:span text:style-name="T157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55"><text:span text:style-name="T113">In questa schermata si rappresenta la scheda </text:span><text:span text:style-name="T114">prodotto</text:span><text:span text:style-name="T113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15">16</text:span></text:a><text:span text:style-name="T113">. Trattandosi </text:span><text:span text:style-name="T114">in questo esempio</text:span><text:span text:style-name="T113"> di un </text:span><text:span text:style-name="T114">oggetto</text:span><text:span text:style-name="T113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13">).</text:span></text:p>
      <text:p text:style-name="P18"/>
      <text:p text:style-name="P17"><text:span text:style-name="T169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69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71">2</text:span></text:a><text:span text:style-name="T169">).</text:span></text:p>
      <text:p text:style-name="P17"><text:span text:style-name="T169">In questo particolare caso d’esempio rappresentato, il venditore permette un pagamento online quindi è possibile procedere subito con l’</text:span><text:span text:style-name="T165">acquisto o il pagamento per l’affitto scegliendo tra le date disponibili</text:span><text:span text:style-name="T169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70">2</text:span></text:a><text:a xlink:type="simple" xlink:href="#rf23" text:style-name="Internet_20_link" text:visited-style-name="Visited_20_Internet_20_Link"><text:span text:style-name="T171">3</text:span></text:a><text:span text:style-name="T169">). </text:span></text:p>
      <text:p text:style-name="P19"/>
      <text:p text:style-name="P21"><text:span text:style-name="T16">Se il venditore non permettesse il pagamento online, le due caselle </text:span><text:span text:style-name="T15">celesti </text:span><text:span text:style-name="T16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2">Schermata </text:span><text:span text:style-name="T13">pubblicazione </text:span><text:span text:style-name="T12">annuncio</text:span><text:span text:style-name="T194"> </text:span></text:p>
      <text:p text:style-name="P56"><text:span text:style-name="T118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19">24</text:span></text:a><text:span text:style-name="T118">. Sono elencati i campi che devono essere compilati dall’utente, specificando le varie informazioni necessarie.</text:span></text:p>
      <text:p text:style-name="P57"><text:span text:style-name="T118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19">28</text:span></text:a><text:span text:style-name="T118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56"><text:span text:style-name="T116">Questa schermata rappresenta una visione del proprio profilo, </text:span><text:span text:style-name="T117">raggiungibile premendo sulla corrispettiva icona in alto a destra</text:span><text:span text:style-name="T116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15">6</text:span></text:a><text:span text:style-name="T116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15">7</text:span></text:a><text:span text:style-name="T116">, </text:span><text:a xlink:type="simple" xlink:href="#rf8" text:style-name="Internet_20_link" text:visited-style-name="Visited_20_Internet_20_Link"><text:span text:style-name="T115">8</text:span></text:a><text:span text:style-name="T116">, </text:span><text:a xlink:type="simple" xlink:href="#rf9" text:style-name="Internet_20_link" text:visited-style-name="Visited_20_Internet_20_Link">9</text:a><text:span text:style-name="T115">, </text:span><text:a xlink:type="simple" xlink:href="#rf10" text:style-name="Internet_20_link" text:visited-style-name="Visited_20_Internet_20_Link">10</text:a><text:span text:style-name="T116"> e </text:span><text:a xlink:type="simple" xlink:href="#rf11" text:style-name="Internet_20_link" text:visited-style-name="Visited_20_Internet_20_Link">11</text:a><text:span text:style-name="T116"> si possono verificare lo stato degli oggetti postati e le statistiche di vendita, la cronologia delle operazioni effettuate, la wish list </text:span><text:span text:style-name="T114">e i feedback rilasciati degli altri utenti.</text:span></text:p>
      <text:p text:style-name="P22"><text:span text:style-name="T17">I</text:span><text:span text:style-name="T14">noltre andando sullo stato degli oggetti postati si avrà anche la possibilità di modificare gli annunci effettuati (</text:span><text:span text:style-name="T97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99">6</text:span></text:a><text:span text:style-name="T97"> </text:span><text:span text:style-name="T98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99">7</text:span></text:a><text:span text:style-name="T97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2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96">seguendo un link inviato via mail </text:span>al termine di ogni transazione<text:span text:style-name="T197">.</text:span></text:p>
      <text:h text:style-name="P62" text:outline-level="1"><text:bookmark-start text:name="__RefHeading___Toc1569_2422348604"/>Back-End<text:bookmark-end text:name="__RefHeading___Toc1569_2422348604"/></text:h>
      <text:p text:style-name="P16"/>
      <text:p text:style-name="P35">Nella presente sezione verranno rappresentati e brevemente descritti i sistemi esterni con cui la nostra applicazione dovrà interfacciarsi.</text:p>
      <text:p text:style-name="P35"/>
      <text:p text:style-name="P35">I sistemi esterni con cui ci interfacceremo sono:</text:p>
      <text:list xml:id="list2379106375" text:style-name="L19">
        <text:list-item>
          <text:p text:style-name="P95"><text:span text:style-name="T3">Aut</text:span><text:span text:style-name="T4">h</text:span><text:span text:style-name="T3">0</text:span><text:span text:style-name="T147">: </text:span><text:span text:style-name="T148">si userà</text:span><text:span text:style-name="T147"> questo servizio che mette a disposizione un sistema di autenticazione per effettuare la registrazione degli utenti e il login </text:span><text:span text:style-name="T149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<text:span text:style-name="T148">1</text:span></text:a><text:span text:style-name="T148">, </text:span><text:a xlink:type="simple" xlink:href="#rf2" text:style-name="Internet_20_link" text:visited-style-name="Visited_20_Internet_20_Link">RF 2</text:a><text:span text:style-name="T148"> e </text:span><text:a xlink:type="simple" xlink:href="#rf5" text:style-name="Internet_20_link" text:visited-style-name="Visited_20_Internet_20_Link">RF 5</text:a><text:span text:style-name="T148">)</text:span><text:span text:style-name="T147">. Il sistema </text:span><text:span text:style-name="T8">Auth0</text:span><text:span text:style-name="T147"> permetterà di gestire </text:span><text:span text:style-name="T150">anche</text:span><text:span text:style-name="T147"> l’autenticazione a due fattori </text:span><text:span text:style-name="T148">(vedi </text:span><text:a xlink:type="simple" xlink:href="#rf5" text:style-name="Internet_20_link" text:visited-style-name="Visited_20_Internet_20_Link">RF 5</text:a><text:span text:style-name="T148"> e </text:span><text:a xlink:type="simple" xlink:href="#rnf5" text:style-name="Internet_20_link" text:visited-style-name="Visited_20_Internet_20_Link">RNF 5</text:a><text:span text:style-name="T148">)</text:span><text:span text:style-name="T147">, </text:span><text:span text:style-name="T150">il ripristino e il cambiamento della password</text:span><text:span text:style-name="T147"> </text:span><text:span text:style-name="T148">(vedi </text:span><text:a xlink:type="simple" xlink:href="#rf4" text:style-name="Internet_20_link" text:visited-style-name="Visited_20_Internet_20_Link">RF 4</text:a><text:span text:style-name="T14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61">6</text:span></text:a><text:span text:style-name="T148">) </text:span><text:span text:style-name="T147">mentre il blocco dell’account dopo </text:span><text:span text:style-name="T150">4</text:span><text:span text:style-name="T147"> tentativi errati </text:span><text:span text:style-name="T148">(vedi </text:span><text:a xlink:type="simple" xlink:href="#rnf4" text:style-name="Internet_20_link" text:visited-style-name="Visited_20_Internet_20_Link">RNF 4</text:a><text:span text:style-name="T148">) </text:span><text:span text:style-name="T150">verrà </text:span><text:span text:style-name="T147">gestit</text:span><text:span text:style-name="T150">o</text:span><text:span text:style-name="T147"> dall’applicazione stess</text:span><text:span text:style-name="T150">o</text:span><text:span text:style-name="T149">.</text:span></text:p>
        </text:list-item>
        <text:list-item>
          <text:p text:style-name="P110">SPID<text:span text:style-name="T172">: viene utilizzato il Sistema Pubblico di Identità Digitale per verificare l’identità degli utenti </text:span><text:span text:style-name="T188">al momento della registrazione </text:span><text:span text:style-name="T172">(vedi </text:span><text:a xlink:type="simple" xlink:href="#rf3" text:style-name="Internet_20_link" text:visited-style-name="Visited_20_Internet_20_Link"><text:span text:style-name="T172">RF 3</text:span></text:a><text:span text:style-name="T172">). </text:span></text:p>
        </text:list-item>
        <text:list-item>
          <text:p text:style-name="P91"><text:span text:style-name="T129">GPS</text:span><text:span text:style-name="T120">: verrà utilizzato il sistema di GPS del dispositivo con cui l’utente si collega per determinarne la posizione esatta </text:span><text:span text:style-name="T121">(per soddisfare </text:span><text:span text:style-name="T122">il </text:span><text:a xlink:type="simple" xlink:href="#rnf21" text:style-name="Internet_20_link" text:visited-style-name="Visited_20_Internet_20_Link"><text:span text:style-name="T121">RNF </text:span></text:a><text:a xlink:type="simple" xlink:href="#rnf21" text:style-name="Internet_20_link" text:visited-style-name="Visited_20_Internet_20_Link"><text:span text:style-name="T123">21</text:span></text:a><text:span text:style-name="T121">) </text:span><text:span text:style-name="T122">e che verrà</text:span><text:span text:style-name="T121"> </text:span><text:span text:style-name="T122">usata nella mappa.</text:span></text:p>
        </text:list-item>
        <text:list-item>
          <text:p text:style-name="P95"><text:span text:style-name="T5">Google Map</text:span><text:span text:style-name="T6">s</text:span><text:span text:style-name="T5"> API</text:span><text:span text:style-name="T149">: verranno utilizzate le API di </text:span><text:span text:style-name="T9">Google Maps</text:span><text:span text:style-name="T149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61">8</text:span></text:a><text:span text:style-name="T149">).</text:span></text:p>
        </text:list-item>
        <text:list-item>
          <text:p text:style-name="P95"><text:span text:style-name="T5">Google Calendar API</text:span><text:span text:style-name="T149">: si utilizzeranno le API di </text:span><text:span text:style-name="T9">Google Calendar</text:span><text:span text:style-name="T149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61">7</text:span></text:a><text:span text:style-name="T149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61">3</text:span></text:a><text:span text:style-name="T149">).</text:span></text:p>
        </text:list-item>
        <text:list-item>
          <text:p text:style-name="P111">Mon<text:span text:style-name="T190">g</text:span>oDB<text:span text:style-name="T172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72">RF 1</text:span></text:a><text:span text:style-name="T172"> e </text:span><text:a xlink:type="simple" xlink:href="#rf2" text:style-name="Internet_20_link" text:visited-style-name="Visited_20_Internet_20_Link"><text:span text:style-name="T172">RF 2</text:span></text:a><text:span text:style-name="T172">), oltre che tutti gli oggetti che sono in un dato momento disponibili sui sito web.</text:span></text:p>
        </text:list-item>
        <text:list-item>
          <text:p text:style-name="P91"><text:span text:style-name="T130">PayPal</text:span><text:span text:style-name="T124">: questo servizio verrà utilizzat</text:span><text:span text:style-name="T125">o </text:span><text:span text:style-name="T124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<text:span text:style-name="T123">32</text:span></text:a><text:span text:style-name="T123"> </text:span><text:span text:style-name="T126">e</text:span><text:span text:style-name="T123"> </text:span><text:a xlink:type="simple" xlink:href="#rf28" text:style-name="Internet_20_link" text:visited-style-name="Visited_20_Internet_20_Link">RF 28</text:a><text:span text:style-name="T124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23">3</text:span></text:a><text:span text:style-name="T124">).</text:span></text:p>
        </text:list-item>
        <text:list-item>
          <text:p text:style-name="P91"><text:span text:style-name="T130">Messaggistica Zendesk</text:span><text:span text:style-name="T124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23">22</text:span></text:a><text:span text:style-name="T124">).</text:span></text:p>
        </text:list-item>
        <text:list-item>
          <text:p text:style-name="P95"><text:span text:style-name="T7">Gmail API</text:span><text:span text:style-name="T151">: si useranno le API di </text:span><text:span text:style-name="T10">Gmail</text:span><text:span text:style-name="T151"> per inviare mail automatiche agli utenti </text:span><text:span text:style-name="T152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52">, e altre informazioni di servizio).</text:span></text:p>
        </text:list-item>
      </text:list>
      <text:p text:style-name="P109"/>
      <text:p text:style-name="P114"><draw:frame draw:style-name="fr1" draw:name="Immagine2" text:anchor-type="char" svg:x="0cm" svg:y="5.186cm" svg:width="17cm" svg:height="10.169cm" draw:z-index="20"><draw:image xlink:href="Pictures/10000201000006B8000004058FE2A4617126BD35.png" xlink:type="simple" xlink:show="embed" xlink:actuate="onLoad" loext:mime-type="image/png"/></draw:frame></text:p>
      <text:p text:style-name="P27"/>
      <text:p text:style-name="P27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0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09T19:08:38.722384797</dc:date>
    <meta:editing-duration>PT48M32S</meta:editing-duration>
    <meta:editing-cycles>3</meta:editing-cycles>
    <meta:document-statistic meta:table-count="0" meta:image-count="10" meta:object-count="0" meta:page-count="20" meta:paragraph-count="159" meta:word-count="3184" meta:character-count="20531" meta:non-whitespace-character-count="17589"/>
  </office:meta>
</office:document-meta>
</file>